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FileIterator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FileIterator.getNext( int quantityRequest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TPFileIterator.get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FileIterator.getFirstGoodEnt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Fil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FileIterator.getPrevious( int quantityReques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TPFileIterator.FTPFileIterator( FTPFileList raw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TPFileIterator.parseFTPEntry( String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Iterator.hasPrevio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FileIterator.FTPFileIterator( FTPFileList rawlist , FTPFileEnt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FileIterato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